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A-C</text:p>
          </table:table-cell>
          <table:table-cell table:number-columns-repeated="3"/>
        </table:table-row>
        <table:table-row table:style-name="ro1">
          <table:table-cell office:value-type="float" office:value="0.5">
            <text:p>0.5</text:p>
          </table:table-cell>
          <table:table-cell table:formula="of:=4004.6" office:value-type="float" office:value="4004.6">
            <text:p>4004.6</text:p>
          </table:table-cell>
          <table:table-cell office:value-type="float" office:value="128.5">
            <text:p>128.5</text:p>
          </table:table-cell>
          <table:table-cell office:value-type="float" office:value="3987.8">
            <text:p>3987.8</text:p>
          </table:table-cell>
          <table:table-cell office:value-type="float" office:value="127.3">
            <text:p>127.3</text:p>
          </table:table-cell>
          <table:table-cell office:value-type="float" office:value="16.8">
            <text:p>16.8</text:p>
          </table:table-cell>
          <table:table-cell office:value-type="float" office:value="62.4">
            <text:p>62.4</text:p>
          </table:table-cell>
          <table:table-cell/>
          <table:table-cell table:formula="of:=1/([.G2]*[.G2]+[.G$11]*[.G$11])*SQRT([.C2]*[.C2]+[.E2]*[.E2]+[.C$11]*[.C$11]+[.E$11]*[.E$11])" office:value-type="float" office:value="0.0455709187881791">
            <text:p>0.04557091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22.9">
            <text:p>8022.9</text:p>
          </table:table-cell>
          <table:table-cell office:value-type="float" office:value="255.2">
            <text:p>255.2</text:p>
          </table:table-cell>
          <table:table-cell office:value-type="float" office:value="7921.2">
            <text:p>7921.2</text:p>
          </table:table-cell>
          <table:table-cell office:value-type="float" office:value="251.1">
            <text:p>251.1</text:p>
          </table:table-cell>
          <table:table-cell office:value-type="float" office:value="101.7">
            <text:p>101.7</text:p>
          </table:table-cell>
          <table:table-cell office:value-type="float" office:value="89.23">
            <text:p>89.23</text:p>
          </table:table-cell>
          <table:table-cell/>
          <table:table-cell table:formula="of:=1/([.G3]*[.G3]+[.G$11]*[.G$11])*SQRT([.C3]*[.C3]+[.E3]*[.E3]+[.C$11]*[.C$11]+[.E$11]*[.E$11])" office:value-type="float" office:value="0.0445243718845989">
            <text:p>0.0445243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19.1">
            <text:p>16119.1</text:p>
          </table:table-cell>
          <table:table-cell office:value-type="float" office:value="513.9">
            <text:p>513.9</text:p>
          </table:table-cell>
          <table:table-cell office:value-type="float" office:value="16029">
            <text:p>16029</text:p>
          </table:table-cell>
          <table:table-cell office:value-type="float" office:value="510.7">
            <text:p>510.7</text:p>
          </table:table-cell>
          <table:table-cell office:value-type="float" office:value="89.7">
            <text:p>89.7</text:p>
          </table:table-cell>
          <table:table-cell office:value-type="float" office:value="129.1">
            <text:p>129.1</text:p>
          </table:table-cell>
          <table:table-cell/>
          <table:table-cell table:formula="of:=1/([.G4]*[.G4]+[.G$11]*[.G$11])*SQRT([.C4]*[.C4]+[.E4]*[.E4]+[.C$11]*[.C$11]+[.E$11]*[.E$11])" office:value-type="float" office:value="0.0432600328336982">
            <text:p>0.0432600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39.9">
            <text:p>24239.9</text:p>
          </table:table-cell>
          <table:table-cell office:value-type="float" office:value="770.1">
            <text:p>770.1</text:p>
          </table:table-cell>
          <table:table-cell office:value-type="float" office:value="24302.3">
            <text:p>24302.3</text:p>
          </table:table-cell>
          <table:table-cell office:value-type="float" office:value="772.3">
            <text:p>772.3</text:p>
          </table:table-cell>
          <table:table-cell office:value-type="float" office:value="62.4">
            <text:p>62.4</text:p>
          </table:table-cell>
          <table:table-cell office:value-type="float" office:value="160.3">
            <text:p>160.3</text:p>
          </table:table-cell>
          <table:table-cell/>
          <table:table-cell table:formula="of:=1/([.G5]*[.G5]+[.G$11]*[.G$11])*SQRT([.C5]*[.C5]+[.E5]*[.E5]+[.C$11]*[.C$11]+[.E$11]*[.E$11])" office:value-type="float" office:value="0.0423097335782524">
            <text:p>0.04230973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376">
            <text:p>32376</text:p>
          </table:table-cell>
          <table:table-cell office:value-type="float" office:value="1034.6">
            <text:p>1034.6</text:p>
          </table:table-cell>
          <table:table-cell office:value-type="float" office:value="32490">
            <text:p>32490</text:p>
          </table:table-cell>
          <table:table-cell office:value-type="float" office:value="1036.6">
            <text:p>1036.6</text:p>
          </table:table-cell>
          <table:table-cell office:value-type="float" office:value="113.9">
            <text:p>113.9</text:p>
          </table:table-cell>
          <table:table-cell office:value-type="float" office:value="186.5">
            <text:p>186.5</text:p>
          </table:table-cell>
          <table:table-cell/>
          <table:table-cell table:formula="of:=1/([.G6]*[.G6]+[.G$11]*[.G$11])*SQRT([.C6]*[.C6]+[.E6]*[.E6]+[.C$11]*[.C$11]+[.E$11]*[.E$11])" office:value-type="float" office:value="0.0420077231728052">
            <text:p>0.0420077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804.5">
            <text:p>40804.5</text:p>
          </table:table-cell>
          <table:table-cell office:value-type="float" office:value="1308.4">
            <text:p>1308.4</text:p>
          </table:table-cell>
          <table:table-cell office:value-type="float" office:value="40811.3">
            <text:p>40811.3</text:p>
          </table:table-cell>
          <table:table-cell office:value-type="float" office:value="1307.7">
            <text:p>1307.7</text:p>
          </table:table-cell>
          <table:table-cell office:value-type="float" office:value="6.8">
            <text:p>6.8</text:p>
          </table:table-cell>
          <table:table-cell office:value-type="float" office:value="209.7">
            <text:p>209.7</text:p>
          </table:table-cell>
          <table:table-cell/>
          <table:table-cell table:formula="of:=1/([.G7]*[.G7]+[.G$11]*[.G$11])*SQRT([.C7]*[.C7]+[.E7]*[.E7]+[.C$11]*[.C$11]+[.E$11]*[.E$11])" office:value-type="float" office:value="0.0419887691855003">
            <text:p>0.04198876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566">
            <text:p>48566</text:p>
          </table:table-cell>
          <table:table-cell office:value-type="float" office:value="1576.9">
            <text:p>1576.9</text:p>
          </table:table-cell>
          <table:table-cell office:value-type="float" office:value="49193">
            <text:p>49193</text:p>
          </table:table-cell>
          <table:table-cell office:value-type="float" office:value="1574.1">
            <text:p>1574.1</text:p>
          </table:table-cell>
          <table:table-cell office:value-type="float" office:value="627">
            <text:p>627</text:p>
          </table:table-cell>
          <table:table-cell office:value-type="float" office:value="318.7">
            <text:p>318.7</text:p>
          </table:table-cell>
          <table:table-cell/>
          <table:table-cell table:formula="of:=1/([.G8]*[.G8]+[.G$11]*[.G$11])*SQRT([.C8]*[.C8]+[.E8]*[.E8]+[.C$11]*[.C$11]+[.E$11]*[.E$11])" office:value-type="float" office:value="0.0219190049715714">
            <text:p>0.0219190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1</text:p>
          </table:table-cell>
          <table:table-cell/>
          <table:table-cell office:value-type="string">
            <text:p>B2</text:p>
          </table:table-cell>
          <table:table-cell/>
          <table:table-cell office:value-type="string">
            <text:p>B1-B2</text:p>
          </table:table-cell>
          <table:table-cell table:number-columns-repeated="3"/>
        </table:table-row>
        <table:table-row table:style-name="ro1">
          <table:table-cell office:value-type="string">
            <text:p>BIAS</text:p>
          </table:table-cell>
          <table:table-cell office:value-type="float" office:value="177.7">
            <text:p>177.7</text:p>
          </table:table-cell>
          <table:table-cell office:value-type="float" office:value="7.8">
            <text:p>7.8</text:p>
          </table:table-cell>
          <table:table-cell office:value-type="float" office:value="115.6">
            <text:p>115.6</text:p>
          </table:table-cell>
          <table:table-cell office:value-type="float" office:value="7.8">
            <text:p>7.8</text:p>
          </table:table-cell>
          <table:table-cell office:value-type="float" office:value="2.1">
            <text:p>2.1</text:p>
          </table:table-cell>
          <table:table-cell office:value-type="float" office:value="9.1">
            <text:p>9.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8:41:47</meta:creation-date>
    <dc:date>2014-03-17T20:14:00</dc:date>
    <meta:editing-duration>PT1M43S</meta:editing-duration>
    <meta:editing-cycles>1</meta:editing-cycles>
    <meta:document-statistic meta:table-count="3" meta:cell-count="69" meta:object-count="0"/>
    <meta:generator>LibreOffice/3.5$Linux_X86_64 LibreOffice_project/350m1$Build-2</meta:generator>
  </office:meta>
</office:document-meta>
</file>